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Nimbus Roman" svg:font-family="'Nimbus Roman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75d0a" officeooo:paragraph-rsid="00075d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x 1.5” segment displays</text:p>
      <text:p text:style-name="P1">Common Annode (High)</text:p>
      <text:p text:style-name="P1"/>
      <text:p text:style-name="P1">ESP32-S2 as the controller.</text:p>
      <text:p text:style-name="P1">Each diode can safely pull up to 30mA at 2v it appears.</text:p>
      <text:p text:style-name="P1">So we’ll use a 1.8v reg and perform calculations assuming 30mA per channel.</text:p>
      <text:p text:style-name="P1"/>
      <text:p text:style-name="P1">7*4*30 = 840mA. We’ll use a 1.8v LDO Rated at 1A, which should be sufficient.</text:p>
      <text:p text:style-name="P1">The output of which will be driven by one or multiple p-channel mosfets connected to the ESP32’s LED PWM pin. This gets us 1A of PWM output for brightness control.</text:p>
      <text:p text:style-name="P1"/>
      <text:p text:style-name="P1">Each ESP32 Pin can safely sink 28mA typical. Will limit this to 25mA and install a ~72 Ohm resistor for the purpose of current limiting. May be able to get away with something less. Will warrant experimentatio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Nimbus Roman" svg:font-family="'Nimbus Roman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none" fo:country="none" style:font-name-asian="Cantarell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Nimbus Roman" fo:font-size="12pt" fo:language="en" fo:country="US" style:font-name-asian="Cantarell" style:font-size-asian="12pt" style:language-asian="zh" style:country-asian="CN" style:font-name-complex="FreeSerif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07T15:52:51.370502164</dc:date>
    <meta:editing-duration>PT6M33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8" meta:word-count="118" meta:character-count="652" meta:non-whitespace-character-count="542"/>
  </office:meta>
</office:document-meta>
</file>